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X.No: 1</text:span></text:p>
      <text:p text:style-name="Text_20_body"><text:span text:style-name="Strong_20_Emphasis">Title:</text:span> Install VirtualBox/VMware Workstation with Different Flavours of Linux or Windows OS on Top of Windows</text:p>
      <text:p text:style-name="Text_20_body"><text:span text:style-name="Strong_20_Emphasis">Date:</text:span></text:p>
      <text:p text:style-name="Text_20_body"><text:span text:style-name="Strong_20_Emphasis">Aim:</text:span> To install VirtualBox or VMware Workstation with different flavours of Linux or Windows OS on top of Windows 7, 8, or 10.</text:p>
      <text:p text:style-name="Horizontal_20_Line"/>
      <text:h text:style-name="Heading_20_3" text:outline-level="3"><text:span text:style-name="Strong_20_Emphasis">Procedure:</text:span></text:h>
      <text:h text:style-name="Heading_20_4" text:outline-level="4"><text:span text:style-name="Strong_20_Emphasis">Downloading and Installing VMware</text:span></text:h>
      <text:p text:style-name="Text_20_body"><text:span text:style-name="Strong_20_Emphasis">Step 1:</text:span> Download VMware.</text:p>
      <text:p text:style-name="Text_20_body"><text:span text:style-name="Strong_20_Emphasis">Step 2:</text:span> Install the VMware application.</text:p>
      <text:p text:style-name="Text_20_body"><text:span text:style-name="Strong_20_Emphasis">Step 3:</text:span> Click <text:span text:style-name="Strong_20_Emphasis">Next</text:span>.</text:p>
      <text:p text:style-name="Text_20_body"><text:span text:style-name="Strong_20_Emphasis">Step 4:</text:span> Accept the license agreement and click <text:span text:style-name="Strong_20_Emphasis">Next</text:span>.</text:p>
      <text:p text:style-name="Text_20_body"><text:span text:style-name="Strong_20_Emphasis">Step 5:</text:span> Click <text:span text:style-name="Strong_20_Emphasis">Next</text:span>.</text:p>
      <text:p text:style-name="Text_20_body"><text:span text:style-name="Strong_20_Emphasis">Step 6:</text:span> Click <text:span text:style-name="Strong_20_Emphasis">Next</text:span>.</text:p>
      <text:p text:style-name="Text_20_body"><text:span text:style-name="Strong_20_Emphasis">Step 7:</text:span> Click <text:span text:style-name="Strong_20_Emphasis">Next</text:span>.</text:p>
      <text:p text:style-name="Text_20_body"><text:span text:style-name="Strong_20_Emphasis">Step 8:</text:span> Click <text:span text:style-name="Strong_20_Emphasis">Install</text:span>.</text:p>
      <text:p text:style-name="Text_20_body"><text:span text:style-name="Strong_20_Emphasis">Step 9:</text:span> Wait for the installation to complete.</text:p>
      <text:p text:style-name="Text_20_body"><text:span text:style-name="Strong_20_Emphasis">Step 10:</text:span> Click <text:span text:style-name="Strong_20_Emphasis">Finish</text:span>.</text:p>
      <text:h text:style-name="Heading_20_4" text:outline-level="4"><text:span text:style-name="Strong_20_Emphasis">Downloading Ubuntu</text:span></text:h>
      <text:p text:style-name="Text_20_body"><text:span text:style-name="Strong_20_Emphasis">Step 11:</text:span> Download the Ubuntu OS from the official website.</text:p>
      <text:p text:style-name="Text_20_body"><text:span text:style-name="Strong_20_Emphasis">Step 12:</text:span> Create a new virtual machine in VMware.</text:p>
      <text:p text:style-name="Text_20_body"><text:span text:style-name="Strong_20_Emphasis">Step 13:</text:span> Click <text:span text:style-name="Strong_20_Emphasis">Next</text:span> in the wizard.</text:p>
      <text:p text:style-name="Text_20_body"><text:span text:style-name="Strong_20_Emphasis">Step 14:</text:span> Browse and select the downloaded Ubuntu ISO file and click <text:span text:style-name="Strong_20_Emphasis">Next</text:span>.</text:p>
      <text:p text:style-name="Text_20_body"><text:span text:style-name="Strong_20_Emphasis">Step 15:</text:span> Create a username and password, then click <text:span text:style-name="Strong_20_Emphasis">Next</text:span>.</text:p>
      <text:p text:style-name="Text_20_body"><text:span text:style-name="Strong_20_Emphasis">Step 16:</text:span> Choose the location to save your virtual machine and click <text:span text:style-name="Strong_20_Emphasis">Next</text:span>.</text:p>
      <text:p text:style-name="Text_20_body"><text:span text:style-name="Strong_20_Emphasis">Step 17:</text:span> Select <text:span text:style-name="Strong_20_Emphasis">Create a new virtual disk</text:span> and click <text:span text:style-name="Strong_20_Emphasis">Next</text:span>.</text:p>
      <text:p text:style-name="Text_20_body"><text:span text:style-name="Strong_20_Emphasis">Step 18:</text:span> Specify the disk size and click <text:span text:style-name="Strong_20_Emphasis">Next</text:span>.</text:p>
      <text:p text:style-name="Text_20_body"><text:span text:style-name="Strong_20_Emphasis">Step 19:</text:span> Click <text:span text:style-name="Strong_20_Emphasis">Next</text:span> to proceed.</text:p>
      <text:p text:style-name="Text_20_body"><text:span text:style-name="Strong_20_Emphasis">Step 20:</text:span> Click <text:span text:style-name="Strong_20_Emphasis">Finish</text:span> to complete setup.</text:p>
      <text:p text:style-name="Text_20_body"><text:span text:style-name="Strong_20_Emphasis">Step 21:</text:span> Installing Ubuntu on VMware and unzipping required files.</text:p>
      <text:p text:style-name="Text_20_body"><text:span text:style-name="Strong_20_Emphasis">Step 22:</text:span> Log in to Ubuntu using your created credentials.</text:p>
      <text:p text:style-name="Text_20_body"><text:soft-page-break/><text:span text:style-name="Strong_20_Emphasis">Step 23:</text:span> Skip optional setup steps.</text:p>
      <text:p text:style-name="Text_20_body"><text:span text:style-name="Strong_20_Emphasis">Step 24:</text:span> Click <text:span text:style-name="Strong_20_Emphasis">Done</text:span> to finish the installation.</text:p>
      <text:p text:style-name="Text_20_body"><text:span text:style-name="Strong_20_Emphasis">Step 25:</text:span> Thus, we have successfully installed VMware Workstation with different flavours of Linux on top of Windows.</text:p>
      <text:p text:style-name="Horizontal_20_Line"/>
      <text:p text:style-name="Text_20_body"><text:span text:style-name="Strong_20_Emphasis">Result:</text:span> VMware Workstation with different flavours of Linux or Windows OS on top of Windows 7, 8, or 10 has been successfully installed and executed.</text:p>
      <text:p text:style-name="Standard"/>
      <text:p text:style-name="P1"><text:span text:style-name="Strong_20_Emphasis">EX.No: 2</text:span></text:p>
      <text:p text:style-name="Text_20_body"><text:span text:style-name="Strong_20_Emphasis">Title:</text:span> Transfer Files from One Host Machine to Another Virtual Machine</text:p>
      <text:p text:style-name="Text_20_body"><text:span text:style-name="Strong_20_Emphasis">Date:</text:span></text:p>
      <text:p text:style-name="Text_20_body"><text:span text:style-name="Strong_20_Emphasis">Aim:</text:span> To transfer files/folders from the host machine to the virtual machine.</text:p>
      <text:p text:style-name="Horizontal_20_Line"/>
      <text:h text:style-name="Heading_20_3" text:outline-level="3"><text:span text:style-name="Strong_20_Emphasis">Procedure:</text:span></text:h>
      <text:p text:style-name="Text_20_body"><text:span text:style-name="Strong_20_Emphasis">Step 1:</text:span> Open Ubuntu in the virtual machine.</text:p>
      <text:p text:style-name="Text_20_body"><text:span text:style-name="Strong_20_Emphasis">Step 2:</text:span> Open the file manager and go to <text:span text:style-name="Strong_20_Emphasis">Other Locations</text:span>.</text:p>
      <text:p text:style-name="Text_20_body"><text:span text:style-name="Strong_20_Emphasis">Step 3:</text:span> Open the shared folder.</text:p>
      <text:p text:style-name="Text_20_body"><text:span text:style-name="Strong_20_Emphasis">Step 4:</text:span> Initially, the folder will be empty.</text:p>
      <text:p text:style-name="Text_20_body"><text:span text:style-name="Strong_20_Emphasis">Step 5:</text:span> Right-click on the VM name (e.g., "Ubuntu 64-bit") and select <text:span text:style-name="Strong_20_Emphasis">Properties</text:span>. Then go to the <text:span text:style-name="Strong_20_Emphasis">Options</text:span> tab.</text:p>
      <text:p text:style-name="Text_20_body"><text:span text:style-name="Strong_20_Emphasis">Step 6:</text:span> Select <text:span text:style-name="Strong_20_Emphasis">Shared Folders</text:span>, change the radio button to enable folder sharing, and click <text:span text:style-name="Strong_20_Emphasis">Add</text:span>.</text:p>
      <text:p text:style-name="Text_20_body"><text:span text:style-name="Strong_20_Emphasis">Step 7:</text:span> Click <text:span text:style-name="Strong_20_Emphasis">Next</text:span>.</text:p>
      <text:p text:style-name="Text_20_body"><text:span text:style-name="Strong_20_Emphasis">Step 8:</text:span> In the <text:span text:style-name="Strong_20_Emphasis">Host Path</text:span>, select the folder/file that needs to be shared with the VM.</text:p>
      <text:p text:style-name="Text_20_body"><text:span text:style-name="Strong_20_Emphasis">Step 9:</text:span> Check the <text:span text:style-name="Strong_20_Emphasis">Read Only</text:span> option and click <text:span text:style-name="Strong_20_Emphasis">Finish</text:span>.</text:p>
      <text:p text:style-name="Text_20_body"><text:span text:style-name="Strong_20_Emphasis">Step 10:</text:span> The folder shared from the host will now be visible in the virtual machine.</text:p>
      <text:p text:style-name="Text_20_body"><text:span text:style-name="Strong_20_Emphasis">Step 11:</text:span></text:p>
      <text:p text:style-name="Text_20_body"><text:span text:style-name="Strong_20_Emphasis">Step 12:</text:span> The files can now be accessed in <text:span text:style-name="Strong_20_Emphasis">Read Only Mode</text:span> in the virtual machine.</text:p>
      <text:p text:style-name="Horizontal_20_Line"/>
      <text:p text:style-name="Text_20_body"><text:span text:style-name="Strong_20_Emphasis">Result:</text:span> Thus, file sharing between the host machine and the virtual machine has been successfully completed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09:21:14.013127693</meta:creation-date>
    <dc:date>2025-04-10T09:23:26.225041976</dc:date>
    <meta:editing-duration>PT2M12S</meta:editing-duration>
    <meta:editing-cycles>1</meta:editing-cycles>
    <meta:document-statistic meta:table-count="0" meta:image-count="0" meta:object-count="0" meta:page-count="3" meta:paragraph-count="51" meta:word-count="448" meta:character-count="2560" meta:non-whitespace-character-count="2163"/>
    <meta:generator>LibreOffice/7.3.7.2$Linux_X86_64 LibreOffice_project/30$Build-2</meta:generator>
  </office:meta>
</office:document-meta>
</file>